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]=0;&quot;&quot;;VLOOKUP([.A2];['file:///C:/work/libre/libo-core/sc/qa/unit/data/ods/tdf132105_external.ods'#$Sheet1.A1:.B6];2;0)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Instruction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ect D2 and rewrite links filename from tdf132105_external.ods to 87973_externalSource.o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 to xlsx, close and load back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 the D2 links filename, it should be the same. (before the fix, it was changed to ’[2]’)</text:p>
          </table:table-cell>
          <table:table-cell table:number-columns-repeated="2"/>
        </table:table-row>
      </table:table>
      <table:table table:name="'file:///C:/work/libre/libo-core/sc/qa/unit/data/ods/tdf132105_external.ods'#Sheet1" table:print="false" table:style-name="ta_extref">
        <table:table-source xlink:type="simple" xlink:href="../tdf132105_external.ods" table:table-name="Sheet1" table:filter-name="calc8" table:mode="copy-results-only"/>
        <table:table-column table:number-columns-repeated="2"/>
        <table:table-row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A2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A3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A4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A5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A6</text:p>
          </table:table-cell>
          <table:table-cell table:style-name="ce1" office:value-type="float" office:value="6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number:min-decimal-places="0" number:min-integer-digits="1" number:grouping="true"/>
      <number:text>    </number:text>
    </number:number-style>
    <number:number-style style:name="N15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00.00.00</text:date>, <text:time style:data-style-name="N2" text:time-value="14:18:37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09:59:19.900000000</meta:creation-date>
    <dc:date>2020-11-30T14:27:45.425000000</dc:date>
    <meta:editing-duration>PT39M46S</meta:editing-duration>
    <meta:editing-cycles>9</meta:editing-cycles>
    <meta:generator>LibreOfficeDev/7.2.0.0.alpha0$Windows_X86_64 LibreOffice_project/badf34d439403cea5c7efa206f4535c5050de37c</meta:generator>
    <meta:document-statistic meta:table-count="1" meta:cell-count="7" meta:object-count="0"/>
  </office:meta>
</office:document-meta>
</file>